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2cm"/>
    </style:style>
    <style:style style:name="co2" style:family="table-column">
      <style:table-column-properties fo:break-before="auto" style:column-width="7.163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3.25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office:value-type="string">
            <text:p>Level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0.2f</text:p>
          </table:table-cell>
          <table:table-cell office:value-type="string">
            <text:p>0.4f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0.2f</text:p>
          </table:table-cell>
          <table:table-cell office:value-type="string">
            <text:p>0.4f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1f</text:p>
          </table:table-cell>
          <table:table-cell office:value-type="string">
            <text:p>0.4f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1f</text:p>
          </table:table-cell>
          <table:table-cell office:value-type="string">
            <text:p>0.4f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.3f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.3f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0.2f</text:p>
          </table:table-cell>
          <table:table-cell office:value-type="string">
            <text:p>0.4f</text:p>
          </table:table-cell>
          <table:table-cell office:value-type="float" office:value="5">
            <text:p>5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 style:data-style-name="N2" text:time-value="0000-00-00T02:11:4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932b512-69e3009-7a10e5c-fc86223-a55908</meta:generator>
    <dc:date>2016-02-17T02:11:51.65</dc:date>
    <meta:editing-duration>PT28M10S</meta:editing-duration>
    <meta:editing-cycles>47</meta:editing-cycles>
    <meta:document-statistic meta:table-count="1" meta:cell-count="76" meta:object-count="0"/>
  </office:meta>
</office:document-meta>
</file>